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)" office:value-type="float" office:value="72700" calcext:value-type="float">
            <text:p>727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21500" calcext:value-type="float">
            <text:p>21500</text:p>
          </table:table-cell>
          <table:table-cell/>
          <table:table-cell table:formula="of:=SUM([.K24:.K27])" office:value-type="float" office:value="90000" calcext:value-type="float">
            <text:p>9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17300" calcext:value-type="float">
            <text:p>173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71500" calcext:value-type="float">
            <text:p>171500</text:p>
          </table:table-cell>
          <table:table-cell table:style-name="ce15" table:formula="of:=SUM([.K24:.K28])" office:value-type="float" office:value="150000" calcext:value-type="float">
            <text:p>15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/>
          <table:table-cell table:style-name="ce15" table:formula="of:=SUM([.B32:.F32])" office:value-type="float" office:value="32800" calcext:value-type="float">
            <text:p>328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4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151.81818181818" calcext:value-type="float">
            <text:p>1151.818181818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724.505928853755" calcext:value-type="float">
            <text:p>724.5059288538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512.68774703557" calcext:value-type="float">
            <text:p>1512.68774703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formula="of:=SUM([.C55:.D55])" office:value-type="float" office:value="731.818181818182" calcext:value-type="float">
            <text:p>731.8181818182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363.636363636364" calcext:value-type="float">
            <text:p>363.6363636364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33898.2213438735" calcext:value-type="float">
            <text:p>33898.2213438735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4: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F8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0" calcext:value-type="float">
            <text:p>0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0" calcext:value-type="float">
            <text:p>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1:02:36.748365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0T11:19:58.636752467</dc:date>
    <meta:editing-duration>P10DT22H2M37S</meta:editing-duration>
    <meta:editing-cycles>3344</meta:editing-cycles>
    <meta:generator>LibreOffice/4.2.8.2$Linux_X86_64 LibreOffice_project/420m0$Build-2</meta:generator>
    <meta:document-statistic meta:table-count="20" meta:cell-count="9273" meta:object-count="0"/>
  </office:meta>
</office:document-meta>
</file>